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fo:color="#000000" style:font-name="Georgia" fo:font-size="10.5pt" style:font-size-asian="10.5pt" style:font-size-complex="10.5pt"/>
    </style:style>
    <style:style style:name="P6"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333333" style:font-name="Georgia" fo:font-size="10.5pt" fo:letter-spacing="normal" fo:font-style="normal" fo:font-weight="normal" style:font-size-asian="10.5pt" style:font-size-complex="10.5pt"/>
    </style:style>
    <style:style style:name="P7"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333333" style:font-name="Georgia" fo:font-size="10.5pt" fo:letter-spacing="normal" fo:font-style="normal" fo:font-weight="bold" style:font-size-asian="10.5pt" style:font-size-complex="10.5pt"/>
    </style:style>
    <style:style style:name="P8"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333333" style:font-name="Georgia" fo:font-size="10.5pt" fo:letter-spacing="normal" style:font-size-asian="10.5pt" style:font-size-complex="10.5pt"/>
    </style:style>
    <style:style style:name="P9"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3b3d40" fo:letter-spacing="normal" fo:font-style="normal" fo:font-weight="bold" style:font-weight-asian="bold" style:font-weight-complex="bold"/>
    </style:style>
    <style:style style:name="T3" style:family="text">
      <style:text-properties fo:font-variant="normal" fo:text-transform="none" fo:color="#3b3d40" fo:letter-spacing="normal" fo:font-style="normal" fo:font-weight="normal"/>
    </style:style>
    <style:style style:name="T4" style:family="text">
      <style:text-properties fo:font-variant="normal" fo:text-transform="none" fo:color="#333333" style:font-name="Georgia" fo:font-size="10.5pt" fo:letter-spacing="normal" fo:font-style="normal" fo:font-weight="bold" style:font-size-asian="10.5pt" style:font-weight-asian="bold" style:font-size-complex="10.5pt" style:font-weight-complex="bold"/>
    </style:style>
    <style:style style:name="T5" style:family="text">
      <style:text-properties fo:font-variant="normal" fo:text-transform="none" fo:color="#333333" style:font-name="Georgia" fo:font-size="10.5pt" fo:letter-spacing="normal" fo:font-style="normal" fo:font-weight="normal" style:font-size-asian="10.5pt" style:font-size-complex="10.5pt"/>
    </style:style>
    <style:style style:name="T6" style:family="text">
      <style:text-properties fo:font-variant="normal" fo:text-transform="none" fo:color="#333333" style:font-name="Georgia" fo:letter-spacing="normal" fo:font-style="normal" fo:font-weight="normal"/>
    </style:style>
    <style:style style:name="T7"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9" style:family="text">
      <style:text-properties style:font-name="Georgia" fo:font-size="10.5pt" fo:font-weight="bold" style:font-size-asian="10.5pt" style:font-weight-asian="bold" style:font-size-complex="10.5pt" style:font-weight-complex="bold"/>
    </style:style>
    <style:style style:name="T10" style:family="text">
      <style:text-properties style:font-name="Georgia" fo:font-size="10.5pt" style:font-size-asian="10.5pt" style:font-size-complex="10.5pt"/>
    </style:style>
    <style:style style:name="T11" style:family="text">
      <style:text-properties fo:font-style="normal" fo:font-weight="normal"/>
    </style:style>
    <style:style style:name="T12" style:family="text">
      <style:text-properties fo:font-style="normal" style:text-underline-style="solid" style:text-underline-width="auto" style:text-underline-color="font-color" fo:font-weight="normal"/>
    </style:style>
    <style:style style:name="T13" style:family="text">
      <style:text-properties fo:font-style="normal" fo:font-weight="bold"/>
    </style:style>
    <style:style style:name="T14" style:family="text">
      <style:text-properties fo:font-style="normal" fo:font-weight="bold" style:font-weight-asian="bold" style:font-weight-complex="bold"/>
    </style:style>
    <style:style style:name="T15" style:family="text">
      <style:text-properties fo:font-weight="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style>
    <style:style style:name="T18"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rom Wonder</text:span> <text:span text:style-name="T1">to Warning to a Way Out</text:span></text:p>
      <text:p text:style-name="P1"><text:span text:style-name="T1">Read:</text:span> I Corinthians 15:58; John 16:2</text:p>
      <text:p text:style-name="P4"><text:span text:style-name="T9">Text:</text:span><text:span text:style-name="T10"> </text:span><text:span text:style-name="T7">Proverbs 14:34 “Righteousness exalteth a nation: but sin </text:span><text:span text:style-name="T8">is</text:span><text:span text:style-name="T7"> a reproach to any people.”</text:span></text:p>
      <text:p text:style-name="P5"/>
      <text:p text:style-name="P3"><text:span text:style-name="T2">Introduction:</text:span><text:span text:style-name="T3"> </text:span><text:span text:style-name="T6">Tomorrow is July 4, Independence Day. <text:s/>We honor the beginning of our nation. <text:s/>Our country is erasing its past; turning one race against another, surrendering to Socialism, crushing free speech, silenc-ing people who speak truth and rejecting God. <text:s/>I want to bring out three points about our country – a wonder, a warning, and a way out.</text:span></text:p>
      <text:p text:style-name="P8"><text:span text:style-name="T13">First, a wonder – what America was. <text:s/></text:span>“<text:span text:style-name="T11">Righteousness exalteth a nation...” Proverbs 14:34. On this day (245 years ago) our Founding Fat-hers declared that we were free and independent. They said in the Declar-ation of Independence: “We hold these truths to be self-evident, that all men are created equal, that they are endowed by their Creator with cer-tain unalienable Rights, that among these are Life, Liberty and the pur-suit of Happiness.” <text:s/>People from all the world come here because our nation was built on God-given rights, the right to life, liberty and the pur-suit of happiness. Those rights are not given by politicians. They are given by God! That’s the foundation of our country.</text:span></text:p>
      <text:p text:style-name="P6"><text:s text:c="2"/>Some say our society is evil and “systemically racist.” So why do people of <text:span text:style-name="T16">all </text:span>races risk their lives to come here? <text:s/>They come because we still have some of the blessings/freedoms God gave us! <text:s/></text:p>
      <text:p text:style-name="P8"><text:span text:style-name="T13">Second, a warning – what America is now. <text:s/></text:span>“...<text:span text:style-name="T11">Sin is a reproach to any people” Proverbs 14:34. <text:s/>Today things are far different than what our founders intended. <text:s/>In 1948 the Supreme Court took prayer and the Bible out of our schools. <text:s/>In 1973 the Supreme Court made abortion on demand the law of the land. Since then we have aborted more than 62 million babies, killing far more than Hitler ever did. God judged Hitler, and He will judge America. <text:s/>The recent ruling by the Supreme Court will not do away with abortion but it's a good step in the right direction.</text:span></text:p>
      <text:p text:style-name="P6"><text:s text:c="2"/>Martin Luther King said, “I have a dream that my four little children will one day live in a nation where they will not be judged by the color of their skin, but by the content of their character.” We ended racism. But now it’s back. The schools tell us to judge people not by the content of their character, but by the color of their skin. It’s called “critical race theory.”</text:p>
      <text:p text:style-name="P6"><text:s text:c="3"/>Marriage and the family are despised. Every strange twist of sexuality is exalted. Islam is respected, but Bible Christianity is hated. Riots, looting and burning are peaceful, but churches are dangerous. Criminals are vic-tims, but conservatives are terrorists. In the recent pandemic, abortion clinics, liquor stores and marijuana shops stayed open, but the churches were closed. Our leaders “call evil good, and good evil; [they] put dark-ness for light, and light for darkness” Isaiah 5:20.</text:p>
      <text:p text:style-name="P6">Today our president is Joseph Biden, who hardly knows where he is. The</text:p>
      <text:p text:style-name="P6"><text:s/>Bible says, “Woe to thee, O land, when thy king is a child” Ecclesiastes 10:16. <text:s/>That’s what we’ve got today!</text:p>
      <text:p text:style-name="P6"><text:span text:style-name="T18"><text:s text:c="2"/>Someone </text:span>is running this country. It’s an army of anti-Christians. <text:s/>Mod-ern wokeness isn’t just a <text:span text:style-name="T16">political </text:span>movement. Getting “woke” is really a “conversion.” Wokeness is a <text:span text:style-name="T16">religion</text:span><text:span text:style-name="T18"> </text:span>of people who want to destroy God and Godliness. The Bible says, “The kings of the earth set themselves, and the rulers take counsel together, against the Lord, and against his anoint-ed, saying, Let us break their bands asunder, and cast away their cords from us” Psalm 2:2, 3. <text:s/>That’s what our country has become today.</text:p>
      <text:p text:style-name="P7">Third, a way out – what you can do. <text:s/><text:span text:style-name="T15">I did not say, “what </text:span><text:span text:style-name="T17">America </text:span><text:span text:style-name="T15">can do.” I am not talking about a national movement that will sweep away evil from our land. <text:s/>That probably won’t happen. Our country is facing judgment – and that judgment will be severe. <text:s/>In the end we may not even exist as a nation.</text:span></text:p>
      <text:p text:style-name="P8"><text:span text:style-name="T11"><text:s text:c="2"/>I said, “what </text:span><text:span text:style-name="T12">you </text:span><text:span text:style-name="T11">can do.” I speak not as a nation, but to you. What can </text:span><text:span text:style-name="T12">you</text:span><text:span text:style-name="T11"> do? Turn to I Corinthians 15:58. Listen as I read it. </text:span>“<text:span text:style-name="T11">Therefore, my beloved brethren, be ye stedfast, unmoveable, always abounding in the work of the Lord, forasmuch as ye know that your labour is not in vain in the Lord.” <text:s/></text:span>“<text:span text:style-name="T11">Be ye stedfast, unmovable.” Yes, but how? <text:s/></text:span><text:span text:style-name="T14">First</text:span><text:span text:style-name="T11">, do not fol-low the world around you. Jesus said, “They are not of the world, even as I am not of the world” John 17:16. The Apostle John said, “Love not the world, neither the things that are in the world” I John 2:15. <text:s/>That’s hard. The wrong way is thrown, in your face, over and over on television, on the Internet, on social media and in the schools. </text:span></text:p>
      <text:p text:style-name="P8"><text:span text:style-name="T11"><text:s text:c="2"/>Everyone has sales resistance. You see commercials on television. You get phone calls and emails asking you to buy something or give personal information. You don’t give in. That’s called “sales resistance.” <text:s/>Why not do that in your life? When you are swamped with lies, telling you that good is bad and bad is good treat it like junk mail. It is. <text:s/>As Jesus said to His Disciples, “Take heed that no man deceive you” Matthew 24:4.</text:span></text:p>
      <text:p text:style-name="P8"><text:span text:style-name="T11"><text:s text:c="2"/></text:span><text:span text:style-name="T14">Second</text:span><text:span text:style-name="T11">, stay faithful to Christ when the world mocks you. <text:s/>Stay faithful to the church when others run away for an easier life. <text:s/>Remember to stay faithful when it gets worse, for it will. <text:s/>You may be blocked from promo-tions. You may lose money. You may go to jail. Remember many believers have been faithful to Christ and faced prison and torture. <text:s/>John 16:2 says: </text:span>“<text:span text:style-name="T11">They shall put you out of the synagogues: yea, the time cometh, that whosoever killeth you will think that he doeth God service. </text:span></text:p>
      <text:p text:style-name="P9"><text:span text:style-name="T4">Conclude:</text:span><text:span text:style-name="T5"> <text:s/>With God; we can make it. You and I can stand, with the Word of God, for all the freedoms that are contained therein. <text:s/>We were founded on Biblical principals and must return to those principals if we are to survive as a nation. <text:s/>If we omit God from the equation, then the limited morality that will be left in America will be about as firm as a wet nood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4</meta:editing-cycles>
    <meta:creation-date>2014-03-28T17:34:00</meta:creation-date>
    <dc:date>2022-07-02T23:09:50.05</dc:date>
    <meta:editing-duration>P1DT4H35M23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7" meta:word-count="1033" meta:character-count="58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